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RTADO MENDOZA, JHON R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20643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5860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RTADO MENDOZA, JHON RU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06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01 586 0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331621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3:13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